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7616" officeooo:paragraph-rsid="000f7616"/>
    </style:style>
    <style:style style:name="P2" style:family="paragraph" style:parent-style-name="Standard">
      <style:text-properties officeooo:rsid="000f7616" officeooo:paragraph-rsid="000fa6eb"/>
    </style:style>
    <style:style style:name="P3" style:family="paragraph" style:parent-style-name="Standard">
      <style:text-properties officeooo:rsid="000f7616" officeooo:paragraph-rsid="00104921"/>
    </style:style>
    <style:style style:name="P4" style:family="paragraph" style:parent-style-name="Standard">
      <style:text-properties officeooo:rsid="000f7616" officeooo:paragraph-rsid="00156b25"/>
    </style:style>
    <style:style style:name="P5" style:family="paragraph" style:parent-style-name="Standard">
      <style:text-properties officeooo:rsid="000f7616" officeooo:paragraph-rsid="0026a514"/>
    </style:style>
    <style:style style:name="P6" style:family="paragraph" style:parent-style-name="Standard">
      <style:text-properties officeooo:rsid="000fa6eb" officeooo:paragraph-rsid="000fa6eb"/>
    </style:style>
    <style:style style:name="P7" style:family="paragraph" style:parent-style-name="Standard">
      <style:text-properties officeooo:rsid="00143e9e" officeooo:paragraph-rsid="00143e9e"/>
    </style:style>
    <style:style style:name="P8" style:family="paragraph" style:parent-style-name="Standard">
      <style:text-properties officeooo:rsid="00157ad4" officeooo:paragraph-rsid="00157ad4"/>
    </style:style>
    <style:style style:name="P9" style:family="paragraph" style:parent-style-name="Standard">
      <style:text-properties fo:font-weight="bold" officeooo:rsid="00157ad4" officeooo:paragraph-rsid="00157ad4" style:font-weight-asian="bold" style:font-weight-complex="bold"/>
    </style:style>
    <style:style style:name="P10" style:family="paragraph" style:parent-style-name="Standard">
      <style:text-properties fo:font-weight="bold" officeooo:rsid="00228980" officeooo:paragraph-rsid="00228980" style:font-weight-asian="bold" style:font-weight-complex="bold"/>
    </style:style>
    <style:style style:name="P11" style:family="paragraph" style:parent-style-name="Standard">
      <style:text-properties fo:font-weight="bold" officeooo:rsid="00269ca7" officeooo:paragraph-rsid="00269ca7" style:font-weight-asian="bold" style:font-weight-complex="bold"/>
    </style:style>
    <style:style style:name="P12" style:family="paragraph" style:parent-style-name="Standard">
      <style:text-properties fo:font-weight="bold" officeooo:rsid="002b5a3b" officeooo:paragraph-rsid="002b5a3b" style:font-weight-asian="bold" style:font-weight-complex="bold"/>
    </style:style>
    <style:style style:name="P13" style:family="paragraph" style:parent-style-name="Standard">
      <style:text-properties fo:font-weight="bold" officeooo:rsid="0034681b" officeooo:paragraph-rsid="0034681b" style:font-weight-asian="bold" style:font-weight-complex="bold"/>
    </style:style>
    <style:style style:name="P14" style:family="paragraph" style:parent-style-name="Standard">
      <style:text-properties fo:font-weight="bold" officeooo:rsid="003d0a62" officeooo:paragraph-rsid="003d0a62" style:font-weight-asian="bold" style:font-weight-complex="bold"/>
    </style:style>
    <style:style style:name="P15" style:family="paragraph" style:parent-style-name="Standard">
      <style:text-properties fo:font-weight="bold" officeooo:rsid="0040c7fa" officeooo:paragraph-rsid="0040c7fa" style:font-weight-asian="bold" style:font-weight-complex="bold"/>
    </style:style>
    <style:style style:name="P16" style:family="paragraph" style:parent-style-name="Standard">
      <style:text-properties fo:font-weight="bold" officeooo:rsid="002380e0" officeooo:paragraph-rsid="003bc2f2" style:font-weight-asian="bold" style:font-weight-complex="bold"/>
    </style:style>
    <style:style style:name="P17" style:family="paragraph" style:parent-style-name="Standard">
      <style:text-properties fo:font-weight="bold" officeooo:rsid="004567aa" officeooo:paragraph-rsid="004567aa" style:font-weight-asian="bold" style:font-weight-complex="bold"/>
    </style:style>
    <style:style style:name="P18" style:family="paragraph" style:parent-style-name="Standard">
      <style:text-properties fo:font-weight="bold" officeooo:rsid="00555f44" officeooo:paragraph-rsid="00555f44" style:font-weight-asian="bold" style:font-weight-complex="bold"/>
    </style:style>
    <style:style style:name="P19" style:family="paragraph" style:parent-style-name="Standard">
      <style:text-properties fo:font-weight="bold" officeooo:rsid="005ed722" officeooo:paragraph-rsid="005ed722" style:font-weight-asian="bold" style:font-weight-complex="bold"/>
    </style:style>
    <style:style style:name="P20" style:family="paragraph" style:parent-style-name="Standard">
      <style:text-properties fo:font-weight="bold" officeooo:rsid="006909f7" officeooo:paragraph-rsid="006909f7" style:font-weight-asian="bold" style:font-weight-complex="bold"/>
    </style:style>
    <style:style style:name="P21" style:family="paragraph" style:parent-style-name="Standard">
      <style:text-properties officeooo:rsid="0017c4c9" officeooo:paragraph-rsid="0017c4c9"/>
    </style:style>
    <style:style style:name="P22" style:family="paragraph" style:parent-style-name="Standard">
      <style:text-properties officeooo:rsid="00189f7e" officeooo:paragraph-rsid="00189f7e"/>
    </style:style>
    <style:style style:name="P23" style:family="paragraph" style:parent-style-name="Standard">
      <style:text-properties officeooo:rsid="00189f7e" officeooo:paragraph-rsid="001bea69"/>
    </style:style>
    <style:style style:name="P24" style:family="paragraph" style:parent-style-name="Standard">
      <style:text-properties officeooo:rsid="00228980" officeooo:paragraph-rsid="00228980"/>
    </style:style>
    <style:style style:name="P25" style:family="paragraph" style:parent-style-name="Standard">
      <style:text-properties officeooo:rsid="00228980" officeooo:paragraph-rsid="00269ca7"/>
    </style:style>
    <style:style style:name="P26" style:family="paragraph" style:parent-style-name="Standard">
      <style:text-properties officeooo:rsid="002380e0" officeooo:paragraph-rsid="002380e0"/>
    </style:style>
    <style:style style:name="P27" style:family="paragraph" style:parent-style-name="Standard">
      <style:text-properties fo:font-size="10pt" fo:font-weight="bold" officeooo:rsid="000f7616" officeooo:paragraph-rsid="000f7616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rsid="000f7616" officeooo:paragraph-rsid="00289888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font-weight="bold" officeooo:rsid="000f7616" officeooo:paragraph-rsid="0026a514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10pt" fo:font-weight="bold" officeooo:rsid="0026a514" officeooo:paragraph-rsid="000f7616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normal" officeooo:rsid="000f7616" officeooo:paragraph-rsid="000f7616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2pt" fo:font-weight="normal" officeooo:rsid="000f7616" officeooo:paragraph-rsid="000f761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ff42b" officeooo:paragraph-rsid="007cc4c8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750f7a" officeooo:paragraph-rsid="007cc4c8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officeooo:rsid="002a5c0a" officeooo:paragraph-rsid="002a5c0a" style:font-size-asian="12pt" style:font-size-complex="12pt"/>
    </style:style>
    <style:style style:name="P36" style:family="paragraph" style:parent-style-name="Standard">
      <style:text-properties fo:font-size="12pt" fo:font-weight="bold" officeooo:rsid="004567aa" officeooo:paragraph-rsid="004567aa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76a0b1" officeooo:paragraph-rsid="0076a0b1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rsid="00289888" officeooo:paragraph-rsid="00289888"/>
    </style:style>
    <style:style style:name="P39" style:family="paragraph" style:parent-style-name="Standard">
      <style:text-properties officeooo:rsid="002b5a3b" officeooo:paragraph-rsid="002b5a3b"/>
    </style:style>
    <style:style style:name="P40" style:family="paragraph" style:parent-style-name="Standard">
      <style:text-properties fo:font-weight="normal" officeooo:rsid="003106cd" officeooo:paragraph-rsid="003106cd" style:font-weight-asian="normal" style:font-weight-complex="normal"/>
    </style:style>
    <style:style style:name="P41" style:family="paragraph" style:parent-style-name="Standard">
      <style:text-properties fo:font-weight="normal" officeooo:rsid="0034681b" officeooo:paragraph-rsid="0034681b" style:font-weight-asian="normal" style:font-weight-complex="normal"/>
    </style:style>
    <style:style style:name="P42" style:family="paragraph" style:parent-style-name="Standard">
      <style:text-properties fo:font-weight="normal" officeooo:rsid="0034681b" officeooo:paragraph-rsid="0034ffea" style:font-weight-asian="normal" style:font-weight-complex="normal"/>
    </style:style>
    <style:style style:name="P43" style:family="paragraph" style:parent-style-name="Standard">
      <style:text-properties fo:font-weight="normal" officeooo:rsid="0034681b" officeooo:paragraph-rsid="0038cc24" style:font-weight-asian="normal" style:font-weight-complex="normal"/>
    </style:style>
    <style:style style:name="P44" style:family="paragraph" style:parent-style-name="Standard">
      <style:text-properties fo:font-weight="normal" officeooo:rsid="0038cc24" officeooo:paragraph-rsid="0038cc24" style:font-weight-asian="normal" style:font-weight-complex="normal"/>
    </style:style>
    <style:style style:name="P45" style:family="paragraph" style:parent-style-name="Standard">
      <style:text-properties fo:font-weight="normal" officeooo:rsid="003bc9e6" officeooo:paragraph-rsid="003bc9e6" style:font-weight-asian="normal" style:font-weight-complex="normal"/>
    </style:style>
    <style:style style:name="P46" style:family="paragraph" style:parent-style-name="Standard">
      <style:text-properties fo:font-weight="normal" officeooo:rsid="003d0a62" officeooo:paragraph-rsid="003d0a62" style:font-weight-asian="normal" style:font-weight-complex="normal"/>
    </style:style>
    <style:style style:name="P47" style:family="paragraph" style:parent-style-name="Standard">
      <style:text-properties fo:font-weight="normal" officeooo:rsid="003d0a62" officeooo:paragraph-rsid="00451732" style:font-weight-asian="normal" style:font-weight-complex="normal"/>
    </style:style>
    <style:style style:name="P48" style:family="paragraph" style:parent-style-name="Standard">
      <style:text-properties fo:font-weight="normal" officeooo:rsid="003f528b" officeooo:paragraph-rsid="003f528b" style:font-weight-asian="normal" style:font-weight-complex="normal"/>
    </style:style>
    <style:style style:name="P49" style:family="paragraph" style:parent-style-name="Standard">
      <style:text-properties fo:font-weight="normal" officeooo:rsid="0040c7fa" officeooo:paragraph-rsid="0040c7fa" style:font-weight-asian="normal" style:font-weight-complex="normal"/>
    </style:style>
    <style:style style:name="P50" style:family="paragraph" style:parent-style-name="Standard">
      <style:text-properties fo:font-weight="normal" officeooo:rsid="00427e6e" officeooo:paragraph-rsid="00427e6e" style:font-weight-asian="normal" style:font-weight-complex="normal"/>
    </style:style>
    <style:style style:name="P51" style:family="paragraph" style:parent-style-name="Standard">
      <style:text-properties fo:font-weight="normal" officeooo:rsid="00427e6e" officeooo:paragraph-rsid="0042f968" style:font-weight-asian="normal" style:font-weight-complex="normal"/>
    </style:style>
    <style:style style:name="P52" style:family="paragraph" style:parent-style-name="Standard">
      <style:text-properties fo:font-weight="normal" officeooo:rsid="00448954" officeooo:paragraph-rsid="00448954" style:font-weight-asian="normal" style:font-weight-complex="normal"/>
    </style:style>
    <style:style style:name="P53" style:family="paragraph" style:parent-style-name="Standard">
      <style:text-properties fo:font-weight="normal" officeooo:rsid="0031de53" officeooo:paragraph-rsid="0031de53" style:font-weight-asian="normal" style:font-weight-complex="normal"/>
    </style:style>
    <style:style style:name="P54" style:family="paragraph" style:parent-style-name="Standard">
      <style:text-properties fo:font-weight="normal" officeooo:rsid="00555f44" officeooo:paragraph-rsid="00555f44" style:font-weight-asian="normal" style:font-weight-complex="normal"/>
    </style:style>
    <style:style style:name="P55" style:family="paragraph" style:parent-style-name="Standard">
      <style:text-properties fo:font-weight="normal" officeooo:rsid="00560a4e" officeooo:paragraph-rsid="00560a4e" style:font-weight-asian="normal" style:font-weight-complex="normal"/>
    </style:style>
    <style:style style:name="P56" style:family="paragraph" style:parent-style-name="Standard">
      <style:text-properties fo:font-weight="normal" officeooo:rsid="0049d637" officeooo:paragraph-rsid="0049d637" style:font-weight-asian="normal" style:font-weight-complex="normal"/>
    </style:style>
    <style:style style:name="P57" style:family="paragraph" style:parent-style-name="Standard">
      <style:text-properties fo:font-weight="normal" officeooo:rsid="006909f7" officeooo:paragraph-rsid="006909f7" style:font-weight-asian="normal" style:font-weight-complex="normal"/>
    </style:style>
    <style:style style:name="P58" style:family="paragraph" style:parent-style-name="Standard">
      <style:text-properties fo:font-weight="normal" officeooo:rsid="006ff42b" officeooo:paragraph-rsid="00750f7a" style:font-weight-asian="normal" style:font-weight-complex="normal"/>
    </style:style>
    <style:style style:name="P59" style:family="paragraph" style:parent-style-name="Standard">
      <style:text-properties fo:font-weight="normal" officeooo:rsid="00750f7a" officeooo:paragraph-rsid="00750f7a" style:font-weight-asian="normal" style:font-weight-complex="normal"/>
    </style:style>
    <style:style style:name="P60" style:family="paragraph" style:parent-style-name="Standard">
      <style:text-properties officeooo:rsid="00327a9f" officeooo:paragraph-rsid="00327a9f"/>
    </style:style>
    <style:style style:name="P61" style:family="paragraph" style:parent-style-name="Standard">
      <style:text-properties fo:font-size="11pt" officeooo:rsid="00189f7e" officeooo:paragraph-rsid="001bea69" style:font-size-asian="11pt" style:font-size-complex="11pt"/>
    </style:style>
    <style:style style:name="P62" style:family="paragraph" style:parent-style-name="Standard">
      <style:text-properties fo:font-size="11pt" fo:font-style="italic" fo:font-weight="bold" officeooo:rsid="0049d637" officeooo:paragraph-rsid="0049d637" style:font-size-asian="11pt" style:font-style-asian="italic" style:font-weight-asian="bold" style:font-size-complex="11pt" style:font-style-complex="italic" style:font-weight-complex="bold"/>
    </style:style>
    <style:style style:name="P63" style:family="paragraph" style:parent-style-name="Standard">
      <style:text-properties fo:font-size="11pt" fo:font-style="italic" fo:font-weight="bold" officeooo:rsid="0049d637" officeooo:paragraph-rsid="005fc9df" style:font-size-asian="11pt" style:font-style-asian="italic" style:font-weight-asian="bold" style:font-size-complex="11pt" style:font-style-complex="italic" style:font-weight-complex="bold"/>
    </style:style>
    <style:style style:name="P64" style:family="paragraph" style:parent-style-name="Standard">
      <style:text-properties fo:font-size="11pt" fo:font-style="italic" fo:font-weight="bold" officeooo:rsid="004a104e" officeooo:paragraph-rsid="004a104e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Standard">
      <style:text-properties fo:font-size="11pt" fo:font-style="italic" fo:font-weight="normal" officeooo:rsid="0049d637" officeooo:paragraph-rsid="0061d871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Standard">
      <style:text-properties fo:font-size="11pt" fo:font-style="normal" fo:font-weight="normal" officeooo:rsid="0050e2de" officeooo:paragraph-rsid="0050e2de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font-size="11pt" fo:font-weight="normal" officeooo:rsid="004567aa" officeooo:paragraph-rsid="004567aa" style:font-size-asian="11pt" style:font-weight-asian="normal" style:font-size-complex="11pt" style:font-weight-complex="normal"/>
    </style:style>
    <style:style style:name="P68" style:family="paragraph" style:parent-style-name="Standard">
      <style:text-properties fo:font-size="11pt" fo:font-weight="normal" officeooo:rsid="0046fccc" officeooo:paragraph-rsid="0046fccc" style:font-size-asian="11pt" style:font-weight-asian="normal" style:font-size-complex="11pt" style:font-weight-complex="normal"/>
    </style:style>
    <style:style style:name="P69" style:family="paragraph" style:parent-style-name="Standard">
      <style:text-properties fo:font-size="11pt" fo:font-weight="normal" officeooo:rsid="0048a884" officeooo:paragraph-rsid="0048a884" style:font-size-asian="11pt" style:font-weight-asian="normal" style:font-size-complex="11pt" style:font-weight-complex="normal"/>
    </style:style>
    <style:style style:name="P70" style:family="paragraph" style:parent-style-name="Standard">
      <style:text-properties fo:font-size="11pt" fo:font-weight="normal" officeooo:rsid="0049d637" officeooo:paragraph-rsid="0049d637" style:font-size-asian="11pt" style:font-weight-asian="normal" style:font-size-complex="11pt" style:font-weight-complex="normal"/>
    </style:style>
    <style:style style:name="P71" style:family="paragraph" style:parent-style-name="Standard">
      <style:text-properties fo:font-size="11pt" fo:font-weight="normal" officeooo:rsid="00560a4e" officeooo:paragraph-rsid="006f835b" style:font-size-asian="11pt" style:font-weight-asian="normal" style:font-size-complex="11pt" style:font-weight-complex="normal"/>
    </style:style>
    <style:style style:name="P72" style:family="paragraph" style:parent-style-name="Standard">
      <style:text-properties fo:font-size="11pt" fo:font-weight="normal" officeooo:rsid="006909f7" officeooo:paragraph-rsid="006909f7" style:font-size-asian="11pt" style:font-weight-asian="normal" style:font-size-complex="11pt" style:font-weight-complex="normal"/>
    </style:style>
    <style:style style:name="P73" style:family="paragraph" style:parent-style-name="Standard">
      <style:text-properties fo:font-size="11pt" fo:font-weight="normal" officeooo:rsid="006909f7" officeooo:paragraph-rsid="007cc4c8" style:font-size-asian="11pt" style:font-weight-asian="normal" style:font-size-complex="11pt" style:font-weight-complex="normal"/>
    </style:style>
    <style:style style:name="P74" style:family="paragraph" style:parent-style-name="Standard">
      <style:text-properties fo:font-size="11pt" fo:font-weight="normal" officeooo:rsid="006ff42b" officeooo:paragraph-rsid="006ff42b" style:font-size-asian="11pt" style:font-weight-asian="normal" style:font-size-complex="11pt" style:font-weight-complex="normal"/>
    </style:style>
    <style:style style:name="P75" style:family="paragraph" style:parent-style-name="Standard">
      <style:text-properties fo:font-size="11pt" fo:font-weight="normal" officeooo:rsid="006ff42b" officeooo:paragraph-rsid="007cc4c8" style:font-size-asian="11pt" style:font-weight-asian="normal" style:font-size-complex="11pt" style:font-weight-complex="normal"/>
    </style:style>
    <style:style style:name="P76" style:family="paragraph" style:parent-style-name="Standard">
      <style:text-properties fo:font-size="11pt" fo:font-weight="normal" officeooo:rsid="007d94b4" officeooo:paragraph-rsid="007d94b4" style:font-size-asian="11pt" style:font-weight-asian="normal" style:font-size-complex="11pt" style:font-weight-complex="normal"/>
    </style:style>
    <style:style style:name="P77" style:family="paragraph" style:parent-style-name="Standard">
      <style:text-properties fo:font-size="11pt" fo:font-weight="normal" officeooo:rsid="00750f7a" officeooo:paragraph-rsid="007cc4c8" style:font-size-asian="9.60000038146973pt" style:font-weight-asian="normal" style:font-size-complex="11pt" style:font-weight-complex="normal"/>
    </style:style>
    <style:style style:name="P78" style:family="paragraph" style:parent-style-name="Standard">
      <style:text-properties fo:font-size="11pt" fo:font-weight="normal" officeooo:rsid="00750f7a" officeooo:paragraph-rsid="007d94b4" style:font-size-asian="9.60000038146973pt" style:font-weight-asian="normal" style:font-size-complex="11pt" style:font-weight-complex="normal"/>
    </style:style>
    <style:style style:name="P79" style:family="paragraph" style:parent-style-name="Standard">
      <style:text-properties officeooo:rsid="0031de53" officeooo:paragraph-rsid="003bc2f2"/>
    </style:style>
    <style:style style:name="P80" style:family="paragraph" style:parent-style-name="Standard" style:list-style-name="L1">
      <style:text-properties fo:font-size="11pt" fo:font-weight="normal" officeooo:rsid="004567aa" officeooo:paragraph-rsid="0057372c" style:font-size-asian="11pt" style:font-weight-asian="normal" style:font-size-complex="11pt" style:font-weight-complex="normal"/>
    </style:style>
    <style:style style:name="P81" style:family="paragraph" style:parent-style-name="Standard" style:list-style-name="L1">
      <style:text-properties fo:font-size="11pt" fo:font-weight="normal" officeooo:rsid="004567aa" officeooo:paragraph-rsid="005a7810" style:font-size-asian="11pt" style:font-weight-asian="normal" style:font-size-complex="11pt" style:font-weight-complex="normal"/>
    </style:style>
    <style:style style:name="P82" style:family="paragraph" style:parent-style-name="Standard" style:list-style-name="L2">
      <style:text-properties fo:font-size="11pt" fo:font-weight="normal" officeooo:rsid="004567aa" officeooo:paragraph-rsid="005a7810" style:font-size-asian="11pt" style:font-weight-asian="normal" style:font-size-complex="11pt" style:font-weight-complex="normal"/>
    </style:style>
    <style:style style:name="P83" style:family="paragraph" style:parent-style-name="Standard" style:list-style-name="L2">
      <style:text-properties fo:font-size="11pt" fo:font-weight="normal" officeooo:rsid="005a7810" officeooo:paragraph-rsid="005a7810" style:font-size-asian="11pt" style:font-weight-asian="normal" style:font-size-complex="11pt" style:font-weight-complex="normal"/>
    </style:style>
    <style:style style:name="P84" style:family="paragraph" style:parent-style-name="Standard">
      <style:text-properties fo:font-size="11pt" fo:font-weight="normal" officeooo:rsid="0076a0b1" officeooo:paragraph-rsid="007cc4c8" style:font-size-asian="11pt" style:font-weight-asian="normal" style:font-size-complex="11pt" style:font-weight-complex="normal"/>
    </style:style>
    <style:style style:name="P85" style:family="paragraph" style:parent-style-name="Standard">
      <style:text-properties fo:font-size="11pt" fo:font-weight="normal" officeooo:rsid="00779a31" officeooo:paragraph-rsid="007cc4c8" style:font-size-asian="11pt" style:font-weight-asian="normal" style:font-size-complex="11pt" style:font-weight-complex="normal"/>
    </style:style>
    <style:style style:name="P86" style:family="paragraph" style:parent-style-name="Standard">
      <style:text-properties fo:font-size="11pt" fo:font-weight="normal" officeooo:rsid="007cc4c8" officeooo:paragraph-rsid="007cc4c8" style:font-size-asian="11pt" style:font-weight-asian="normal" style:font-size-complex="11pt" style:font-weight-complex="normal"/>
    </style:style>
    <style:style style:name="P87" style:family="paragraph" style:parent-style-name="Standard" style:list-style-name="L3">
      <style:text-properties fo:font-size="11pt" fo:font-style="normal" fo:font-weight="normal" officeooo:rsid="00560a4e" officeooo:paragraph-rsid="00610697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3">
      <style:text-properties fo:font-size="11pt" fo:font-style="normal" fo:font-weight="normal" officeooo:rsid="005fc9df" officeooo:paragraph-rsid="005fc9df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 style:list-style-name="L3">
      <style:text-properties fo:font-size="11pt" fo:font-style="normal" fo:font-weight="normal" officeooo:rsid="0060d3e1" officeooo:paragraph-rsid="0061d871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 style:list-style-name="L3">
      <style:text-properties fo:font-size="11pt" fo:font-style="normal" fo:font-weight="normal" officeooo:rsid="0060d3e1" officeooo:paragraph-rsid="0060d3e1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 style:list-style-name="L4">
      <style:text-properties fo:font-size="11pt" fo:font-style="normal" fo:font-weight="normal" officeooo:rsid="004efadc" officeooo:paragraph-rsid="00634233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4">
      <style:text-properties fo:font-size="11pt" fo:font-style="normal" fo:font-weight="normal" officeooo:rsid="004efadc" officeooo:paragraph-rsid="004efadc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font-size="11pt" fo:font-style="normal" fo:font-weight="normal" officeooo:rsid="004efadc" officeooo:paragraph-rsid="007cc4c8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 style:list-style-name="L4">
      <style:text-properties fo:font-size="11pt" fo:font-style="normal" fo:font-weight="normal" officeooo:rsid="0050e2de" officeooo:paragraph-rsid="0050e2de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 style:list-style-name="L4">
      <style:text-properties fo:font-size="11pt" fo:font-style="normal" fo:font-weight="normal" officeooo:rsid="0050e2de" officeooo:paragraph-rsid="0061d871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font-size="11pt" fo:font-style="normal" fo:font-weight="normal" officeooo:rsid="006f835b" officeooo:paragraph-rsid="006f835b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font-size="11pt" fo:font-style="normal" fo:font-weight="normal" officeooo:rsid="00750f7a" officeooo:paragraph-rsid="00750f7a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font-size="11pt" fo:font-style="normal" fo:font-weight="normal" officeooo:rsid="00750f7a" officeooo:paragraph-rsid="007cc4c8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font-size="11pt" fo:font-style="normal" fo:font-weight="normal" officeooo:rsid="00753c36" officeooo:paragraph-rsid="00750f7a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font-size="11pt" fo:font-style="normal" fo:font-weight="normal" officeooo:rsid="00753c36" officeooo:paragraph-rsid="007d94b4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font-size="11pt" fo:font-style="normal" fo:font-weight="normal" officeooo:rsid="00753c36" officeooo:paragraph-rsid="00779a31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font-size="11pt" fo:font-style="normal" fo:font-weight="normal" officeooo:rsid="007cc4c8" officeooo:paragraph-rsid="007cc4c8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font-size="12pt" fo:font-style="normal" fo:font-weight="bold" officeooo:rsid="0076a0b1" officeooo:paragraph-rsid="0076a0b1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f7616"/>
    </style:style>
    <style:style style:name="T2" style:family="text">
      <style:text-properties officeooo:rsid="000fa6eb"/>
    </style:style>
    <style:style style:name="T3" style:family="text">
      <style:text-properties officeooo:rsid="00104921"/>
    </style:style>
    <style:style style:name="T4" style:family="text">
      <style:text-properties officeooo:rsid="00156b25"/>
    </style:style>
    <style:style style:name="T5" style:family="text">
      <style:text-properties officeooo:rsid="0017ef6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6a514" style:font-size-asian="10pt" style:font-weight-asian="bold" style:font-size-complex="10pt" style:font-weight-complex="bold"/>
    </style:style>
    <style:style style:name="T9" style:family="text">
      <style:text-properties fo:font-size="10pt" fo:font-weight="normal" officeooo:rsid="0026a514" style:font-size-asian="10pt" style:font-weight-asian="normal" style:font-size-complex="10pt" style:font-weight-complex="normal"/>
    </style:style>
    <style:style style:name="T10" style:family="text">
      <style:text-properties fo:font-size="10.5pt" officeooo:rsid="000fa6eb" style:font-size-asian="10.5pt" style:font-size-complex="10.5pt"/>
    </style:style>
    <style:style style:name="T11" style:family="text">
      <style:text-properties fo:font-size="10.5pt" officeooo:rsid="001a68cf" style:font-size-asian="10.5pt" style:font-size-complex="10.5pt"/>
    </style:style>
    <style:style style:name="T12" style:family="text">
      <style:text-properties fo:font-size="10.5pt" fo:font-style="italic" officeooo:rsid="000fa6eb" style:font-size-asian="10.5pt" style:font-style-asian="italic" style:font-size-complex="10.5pt" style:font-style-complex="italic"/>
    </style:style>
    <style:style style:name="T13" style:family="text">
      <style:text-properties fo:font-size="10.5pt" fo:font-style="italic" officeooo:rsid="001df34f" style:font-size-asian="10.5pt" style:font-style-asian="italic" style:font-size-complex="10.5pt" style:font-style-complex="italic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1df34f" style:font-size-asian="11pt" style:font-size-complex="11pt"/>
    </style:style>
    <style:style style:name="T16" style:family="text">
      <style:text-properties fo:font-size="11pt" officeooo:rsid="003071d6" style:font-size-asian="11pt" style:font-size-complex="11pt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1bea69" style:font-size-asian="11pt" style:font-style-asian="italic" style:font-size-complex="11pt" style:font-style-complex="italic"/>
    </style:style>
    <style:style style:name="T19" style:family="text">
      <style:text-properties fo:font-size="11pt" fo:font-style="italic" officeooo:rsid="005c50eb" style:font-size-asian="11pt" style:font-style-asian="italic" style:font-size-complex="11pt" style:font-style-complex="italic"/>
    </style:style>
    <style:style style:name="T20" style:family="text">
      <style:text-properties fo:font-size="11pt" fo:font-style="normal" style:font-size-asian="11pt" style:font-style-asian="normal" style:font-size-complex="11pt" style:font-style-complex="normal"/>
    </style:style>
    <style:style style:name="T21" style:family="text">
      <style:text-properties fo:font-size="11pt" fo:font-style="normal" officeooo:rsid="004efadc" style:font-size-asian="11pt" style:font-style-asian="normal" style:font-size-complex="11pt" style:font-style-complex="normal"/>
    </style:style>
    <style:style style:name="T22" style:family="text">
      <style:text-properties fo:font-size="11pt" fo:font-style="normal" officeooo:rsid="00750f7a" style:font-size-asian="11pt" style:font-style-asian="normal" style:font-size-complex="11pt" style:font-style-complex="normal"/>
    </style:style>
    <style:style style:name="T23" style:family="text">
      <style:text-properties fo:font-size="11pt" fo:font-style="normal" officeooo:rsid="00753c36" style:font-size-asian="11pt" style:font-style-asian="normal" style:font-size-complex="11pt" style:font-style-complex="normal"/>
    </style:style>
    <style:style style:name="T24" style:family="text">
      <style:text-properties fo:font-size="11pt" fo:font-style="normal" officeooo:rsid="0050e2de" style:font-size-asian="11pt" style:font-style-asian="normal" style:font-size-complex="11pt" style:font-style-complex="normal"/>
    </style:style>
    <style:style style:name="T25" style:family="text">
      <style:text-properties fo:font-size="11pt" fo:font-style="normal" officeooo:rsid="0067ac13" style:font-size-asian="11pt" style:font-style-asian="normal" style:font-size-complex="11pt" style:font-style-complex="normal"/>
    </style:style>
    <style:style style:name="T26" style:family="text">
      <style:text-properties fo:font-size="11pt" fo:font-style="normal" officeooo:rsid="0060d3e1" style:font-size-asian="11pt" style:font-style-asian="normal" style:font-size-complex="11pt" style:font-style-complex="normal"/>
    </style:style>
    <style:style style:name="T27" style:family="text">
      <style:text-properties fo:font-size="11pt" fo:font-style="normal" officeooo:rsid="007b705c" style:font-size-asian="11pt" style:font-style-asian="normal" style:font-size-complex="11pt" style:font-style-complex="normal"/>
    </style:style>
    <style:style style:name="T28" style:family="text">
      <style:text-properties fo:font-size="11pt" fo:font-style="normal" officeooo:rsid="007cc4c8" style:font-size-asian="11pt" style:font-style-asian="normal" style:font-size-complex="11pt" style:font-style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0228980"/>
    </style:style>
    <style:style style:name="T31" style:family="text">
      <style:text-properties officeooo:rsid="002380e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6a514" style:font-weight-asian="bold" style:font-weight-complex="bold"/>
    </style:style>
    <style:style style:name="T34" style:family="text">
      <style:text-properties officeooo:rsid="0023e54f"/>
    </style:style>
    <style:style style:name="T35" style:family="text">
      <style:text-properties officeooo:rsid="00269ca7"/>
    </style:style>
    <style:style style:name="T36" style:family="text">
      <style:text-properties officeooo:rsid="0026a514"/>
    </style:style>
    <style:style style:name="T37" style:family="text">
      <style:text-properties officeooo:rsid="00289888"/>
    </style:style>
    <style:style style:name="T38" style:family="text">
      <style:text-properties officeooo:rsid="002d430d"/>
    </style:style>
    <style:style style:name="T39" style:family="text">
      <style:text-properties officeooo:rsid="002f39e7"/>
    </style:style>
    <style:style style:name="T40" style:family="text">
      <style:text-properties officeooo:rsid="0031de53"/>
    </style:style>
    <style:style style:name="T41" style:family="text">
      <style:text-properties officeooo:rsid="0034ffea"/>
    </style:style>
    <style:style style:name="T42" style:family="text">
      <style:text-properties officeooo:rsid="00369609"/>
    </style:style>
    <style:style style:name="T43" style:family="text">
      <style:text-properties officeooo:rsid="0038cc24"/>
    </style:style>
    <style:style style:name="T44" style:family="text">
      <style:text-properties officeooo:rsid="003f528b"/>
    </style:style>
    <style:style style:name="T45" style:family="text">
      <style:text-properties officeooo:rsid="0042f968"/>
    </style:style>
    <style:style style:name="T46" style:family="text">
      <style:text-properties officeooo:rsid="004480c0"/>
    </style:style>
    <style:style style:name="T47" style:family="text">
      <style:text-properties officeooo:rsid="00448954"/>
    </style:style>
    <style:style style:name="T48" style:family="text">
      <style:text-properties officeooo:rsid="00451732"/>
    </style:style>
    <style:style style:name="T49" style:family="text">
      <style:text-properties officeooo:rsid="0046fccc"/>
    </style:style>
    <style:style style:name="T50" style:family="text">
      <style:text-properties officeooo:rsid="0048a884"/>
    </style:style>
    <style:style style:name="T51" style:family="text">
      <style:text-properties officeooo:rsid="0049d637"/>
    </style:style>
    <style:style style:name="T52" style:family="text">
      <style:text-properties officeooo:rsid="004a104e"/>
    </style:style>
    <style:style style:name="T53" style:family="text">
      <style:text-properties officeooo:rsid="004b6308"/>
    </style:style>
    <style:style style:name="T54" style:family="text">
      <style:text-properties officeooo:rsid="005417fa"/>
    </style:style>
    <style:style style:name="T55" style:family="text">
      <style:text-properties officeooo:rsid="00560a4e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5fc9df" style:font-style-asian="normal" style:font-style-complex="normal"/>
    </style:style>
    <style:style style:name="T58" style:family="text">
      <style:text-properties fo:font-style="normal" officeooo:rsid="006f835b" style:font-style-asian="normal" style:font-style-complex="normal"/>
    </style:style>
    <style:style style:name="T59" style:family="text">
      <style:text-properties fo:font-style="normal" officeooo:rsid="00753c36" style:font-style-asian="normal" style:font-style-complex="normal"/>
    </style:style>
    <style:style style:name="T60" style:family="text">
      <style:text-properties fo:font-style="normal" officeooo:rsid="00753c36" style:font-size-asian="11pt" style:font-style-asian="normal" style:font-style-complex="normal"/>
    </style:style>
    <style:style style:name="T61" style:family="text">
      <style:text-properties fo:font-style="normal" officeooo:rsid="0076a0b1" style:font-size-asian="11pt" style:font-style-asian="normal" style:font-style-complex="normal"/>
    </style:style>
    <style:style style:name="T62" style:family="text">
      <style:text-properties fo:font-style="normal" officeooo:rsid="0050e2de" style:font-size-asian="11pt" style:font-style-asian="normal" style:font-style-complex="normal"/>
    </style:style>
    <style:style style:name="T63" style:family="text">
      <style:text-properties fo:font-style="normal" officeooo:rsid="004efadc" style:font-size-asian="11pt" style:font-style-asian="normal" style:font-style-complex="normal"/>
    </style:style>
    <style:style style:name="T64" style:family="text">
      <style:text-properties fo:font-style="normal" officeooo:rsid="007cc4c8" style:font-size-asian="11pt" style:font-style-asian="normal" style:font-style-complex="normal"/>
    </style:style>
    <style:style style:name="T65" style:family="text">
      <style:text-properties officeooo:rsid="0057372c"/>
    </style:style>
    <style:style style:name="T66" style:family="text">
      <style:text-properties officeooo:rsid="005a7810"/>
    </style:style>
    <style:style style:name="T67" style:family="text">
      <style:text-properties officeooo:rsid="005fc9df"/>
    </style:style>
    <style:style style:name="T68" style:family="text">
      <style:text-properties officeooo:rsid="0060d3e1"/>
    </style:style>
    <style:style style:name="T69" style:family="text">
      <style:text-properties officeooo:rsid="004efadc"/>
    </style:style>
    <style:style style:name="T70" style:family="text">
      <style:text-properties officeooo:rsid="0061d871"/>
    </style:style>
    <style:style style:name="T71" style:family="text">
      <style:text-properties officeooo:rsid="00634233"/>
    </style:style>
    <style:style style:name="T72" style:family="text">
      <style:text-properties officeooo:rsid="00657a6e"/>
    </style:style>
    <style:style style:name="T73" style:family="text">
      <style:text-properties officeooo:rsid="0067ac13"/>
    </style:style>
    <style:style style:name="T74" style:family="text">
      <style:text-properties officeooo:rsid="006f835b"/>
    </style:style>
    <style:style style:name="T75" style:family="text">
      <style:text-properties officeooo:rsid="006ff42b"/>
    </style:style>
    <style:style style:name="T76" style:family="text">
      <style:text-properties officeooo:rsid="0071f7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it Creds</text:p>
      <text:p text:style-name="P39"><text:a xlink:type="simple" xlink:href="mailto:akshay.zeple@gmail.com" text:style-name="Internet_20_link" text:visited-style-name="Visited_20_Internet_20_Link">akshay.zeple@gmail.com</text:a></text:p>
      <text:p text:style-name="P39">akshay-zeple</text:p>
      <text:p text:style-name="P39">baleno@1234</text:p>
      <text:p text:style-name="P1"/>
      <text:p text:style-name="P9"/>
      <text:p text:style-name="P9">Installation</text:p>
      <text:p text:style-name="P1">$ sudo apt install git-all</text:p>
      <text:p text:style-name="P1">$ git --version</text:p>
      <text:p text:style-name="P1"/>
      <text:p text:style-name="P9">Config</text:p>
      <text:p text:style-name="P1">$ git config --global user.name "yourusername"</text:p>
      <text:p text:style-name="P1">$ git config --global user.email "yourusername@example.com"</text:p>
      <text:p text:style-name="P1">$ git config --list</text:p>
      <text:p text:style-name="P1"/>
      <text:p text:style-name="P9">Create local repo</text:p>
      <text:p text:style-name="P1">$ git init</text:p>
      <text:p text:style-name="P2">$ git status</text:p>
      <text:p text:style-name="P6">$ <text:span text:style-name="T1">git status -</text:span>s</text:p>
      <text:p text:style-name="P2"/>
      <text:p text:style-name="P9">Add / Remove files to staging</text:p>
      <text:p text:style-name="P2">$ git add <text:span text:style-name="T2">test</text:span>.<text:span text:style-name="T2">py</text:span></text:p>
      <text:p text:style-name="P2">$ git add .</text:p>
      <text:p text:style-name="P2">$ git add *.<text:span text:style-name="T2">py</text:span></text:p>
      <text:p text:style-name="P22">$ git restore --staged test.py <text:span text:style-name="T14">{</text:span><text:span text:style-name="T16">unstage</text:span><text:span text:style-name="T15"> added file from </text:span><text:span text:style-name="T17">staging</text:span><text:span text:style-name="T14">}</text:span></text:p>
      <text:p text:style-name="P23"><text:span text:style-name="T14">$ </text:span><text:span text:style-name="T29">git restore test.py </text:span><text:span text:style-name="T14">{</text:span><text:span text:style-name="T16">discard</text:span><text:span text:style-name="T18"> changes from file</text:span><text:span text:style-name="T14">}</text:span></text:p>
      <text:p text:style-name="P61"/>
      <text:p text:style-name="P3">$ git rm --cached <text:span text:style-name="T3">test</text:span>.<text:span text:style-name="T2">py </text:span><text:span text:style-name="T10">{</text:span><text:span text:style-name="T11">r</text:span><text:span text:style-name="T12">emove file from repo but keep in working dir / </text:span><text:span text:style-name="T13">untrack file</text:span><text:span text:style-name="T10">}</text:span></text:p>
      <text:p text:style-name="P7">$ <text:span text:style-name="T1">git rm -</text:span>r <text:span text:style-name="T1">--cached </text:span>bin/</text:p>
      <text:p text:style-name="P3"/>
      <text:p text:style-name="P9">Commit changes to repo</text:p>
      <text:p text:style-name="P3">$ git commit -m "Committing <text:span text:style-name="T3">test</text:span>.<text:span text:style-name="T2">py</text:span>"</text:p>
      <text:p text:style-name="P3"/>
      <text:p text:style-name="P9">Git commit history</text:p>
      <text:p text:style-name="P3">$ git log</text:p>
      <text:p text:style-name="P3">$ git log --oneline</text:p>
      <text:p text:style-name="P4">$ git log -<text:span text:style-name="T4">2</text:span></text:p>
      <text:p text:style-name="P21">$ git commit --amend [to <text:span text:style-name="T38">update</text:span> <text:span text:style-name="T5">last </text:span>commit message]</text:p>
      <text:p text:style-name="P21">$ git commit --amend --no-edit [next commit w/o changing <text:span text:style-name="T39">last </text:span>commit message]</text:p>
      <text:p text:style-name="P21"/>
      <text:p text:style-name="P1"/>
      <text:p text:style-name="P9">Create .gitignore file</text:p>
      <text:p text:style-name="P8">Git ignore for different languages <text:a xlink:type="simple" xlink:href="https://github.com/github/gitignore" text:style-name="Internet_20_link" text:visited-style-name="Visited_20_Internet_20_Link">https://github.com/github/gitignore</text:a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0"><text:span text:style-name="T34">Push</text:span> <text:span text:style-name="T31">locale repo </text:span>to remote repo</text:p>
      <text:p text:style-name="P40">[Create Github account and log in. Create new repo<text:span text:style-name="T40">sitory</text:span> in github.]</text:p>
      <text:p text:style-name="P53">[origin is reference name for remote repo]</text:p>
      <text:p text:style-name="P10"/>
      <text:p text:style-name="P24"><text:span text:style-name="T31">$ g</text:span>it remote -<text:span text:style-name="T31">v</text:span></text:p>
      <text:p text:style-name="P24"><text:span text:style-name="T31">$ g</text:span>it remote add or<text:span text:style-name="T31">i</text:span>gin <text:a xlink:type="simple" xlink:href="https://github.com/akshay-zeple/testing_python_apps.git" text:style-name="Internet_20_link" text:visited-style-name="Visited_20_Internet_20_Link">https://github.com/akshay-zeple/testing_python_apps.git</text:a> </text:p>
      <text:p text:style-name="P26">$ git push origin -u master</text:p>
      <text:p text:style-name="P26"/>
      <text:p text:style-name="P26"/>
      <text:p text:style-name="P16">Cloning remote repo</text:p>
      <text:p text:style-name="P79">[If your project remote repo already exists just clone it to locale]</text:p>
      <text:p text:style-name="P26"/>
      <text:p text:style-name="P26">$ git clone <text:a xlink:type="simple" xlink:href="https://github.com/akshay-zeple/testing_python_apps.git" text:style-name="Internet_20_link" text:visited-style-name="Visited_20_Internet_20_Link"><text:span text:style-name="T30">https://github.com/akshay-zeple/testing_python_apps.git</text:span></text:a></text:p>
      <text:p text:style-name="P1"/>
      <text:p text:style-name="P11"/>
      <text:p text:style-name="P11"/>
      <text:p text:style-name="P11">SSH </text:p>
      <text:p text:style-name="P11"/>
      <text:p text:style-name="P25"><text:span text:style-name="T31">$ g</text:span>it remote -<text:span text:style-name="T31">v</text:span></text:p>
      <text:p text:style-name="P25"><text:span text:style-name="T31">$ g</text:span>it remote <text:span text:style-name="T35">set-url</text:span> or<text:span text:style-name="T31">i</text:span>gin git@github.com:akshay-zeple/testing_python_apps.git </text:p>
      <text:p text:style-name="P25"/>
      <text:p text:style-name="P60">[set-url is to change remote url, add is to create new origin]</text:p>
      <text:p text:style-name="P1"/>
      <text:p text:style-name="P30"/>
      <text:p text:style-name="P30"/>
      <text:p text:style-name="P35"><text:span text:style-name="T33">G</text:span><text:span text:style-name="T32">enerate and Add SSH keys</text:span></text:p>
      <text:p text:style-name="P38"><text:span text:style-name="T8">[</text:span><text:a xlink:type="simple" xlink:href="https://docs.github.com/en/free-pro-team@latest/github/authenticating-to-github/generating-a-new-ssh-key-and-adding-it-to-the-ssh-agent" text:style-name="Internet_20_link" text:visited-style-name="Visited_20_Internet_20_Link"><text:span text:style-name="T9">https://docs.github.com/en/free-pro-team@latest/github/authenticating-to-github/generating-a-new-ssh-key-and-adding-it-to-the-ssh-agent</text:span></text:a><text:span text:style-name="T7">]</text:span></text:p>
      <text:p text:style-name="P30"/>
      <text:p text:style-name="P1"><text:span text:style-name="T8">Check E</text:span><text:span text:style-name="T7">xisting SSH keys</text:span></text:p>
      <text:p text:style-name="P5"><text:span text:style-name="T36">$ </text:span>ls -al ~/.ssh</text:p>
      <text:p text:style-name="P5"/>
      <text:p text:style-name="P29">Generating a new SSH key</text:p>
      <text:p text:style-name="P1">$ ssh-keygen -t rsa -b 4096 -C "your_email@example.com"</text:p>
      <text:p text:style-name="P1"/>
      <text:p text:style-name="P28">Adding <text:span text:style-name="T36">private </text:span>SSH key to the ssh-agent <text:span text:style-name="T37">[</text:span>id_<text:span text:style-name="T36">rsa]</text:span></text:p>
      <text:p text:style-name="P32">$ eval $(ssh-agent -s)</text:p>
      <text:p text:style-name="P32">$ ssh-add ~/.ssh/id_<text:span text:style-name="T36">rsa</text:span></text:p>
      <text:p text:style-name="P32"/>
      <text:p text:style-name="P27">Add <text:span text:style-name="T36">public </text:span>SSH key to your GitHub account <text:span text:style-name="T36">[id_rsa.pub]</text:span></text:p>
      <text:p text:style-name="P31"/>
      <text:p text:style-name="P31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Git Branching</text:p>
      <text:p text:style-name="P13"/>
      <text:p text:style-name="P41">$ git branch <text:tab/><text:tab/><text:tab/>[list locale branches]</text:p>
      <text:p text:style-name="P41">$ git branch -r <text:tab/><text:tab/>[list remote branches]</text:p>
      <text:p text:style-name="P41">$ git branch -a <text:tab/><text:tab/>[list all remote plus locale branches]</text:p>
      <text:p text:style-name="P41"/>
      <text:p text:style-name="P41">$ git branch &lt;branchname&gt; <text:s text:c="3"/><text:tab/>[create new branch]</text:p>
      <text:p text:style-name="P41">$ git checkout -b &lt;branchname&gt;<text:tab/>[create new branch and switch to that branch]</text:p>
      <text:p text:style-name="P42">$ git checkout &lt;branchname&gt;<text:tab/>[<text:span text:style-name="T42">s</text:span>witch to <text:span text:style-name="T41">other</text:span> branch]</text:p>
      <text:p text:style-name="P13"/>
      <text:p text:style-name="P43">$ git branch -d &lt;branchname&gt; <text:tab/><text:tab/><text:tab/><text:span text:style-name="T43">[delete locale branch]</text:span></text:p>
      <text:p text:style-name="P44">$ git push origin --delete &lt;branchname&gt;<text:tab/><text:tab/>[delete remote branch]</text:p>
      <text:p text:style-name="P44"/>
      <text:p text:style-name="P44"/>
      <text:p text:style-name="P44"/>
      <text:p text:style-name="P14">Push changes Github</text:p>
      <text:p text:style-name="P46"/>
      <text:p text:style-name="P46">1. Create new branch off master on locale<text:tab/><text:tab/><text:tab/><text:span text:style-name="T48">$ git checkout -b TA001</text:span></text:p>
      <text:p text:style-name="P46">2. Make changes in code</text:p>
      <text:p text:style-name="P46">3. Add files to staging<text:tab/><text:tab/><text:tab/><text:tab/><text:tab/><text:tab/><text:span text:style-name="T48">$ git add .</text:span></text:p>
      <text:p text:style-name="P46">4. Commit changes<text:tab/><text:tab/><text:tab/><text:tab/><text:tab/><text:tab/><text:span text:style-name="T48">$ git commit -m “updates”</text:span></text:p>
      <text:p text:style-name="P47">5. Push changes to remote branch<text:tab/><text:tab/><text:tab/><text:tab/><text:span text:style-name="T48">$ git push origin TA001</text:span></text:p>
      <text:p text:style-name="P48">6. Go to github and create PR*</text:p>
      <text:p text:style-name="P48">7. Merge PR to master branch</text:p>
      <text:p text:style-name="P48">8. Delete branch from github [optional]</text:p>
      <text:p text:style-name="P44"/>
      <text:p text:style-name="P45"><text:span text:style-name="T44">[*</text:span><text:span text:style-name="T6">Pull Request</text:span> – Consist of all the changes we made in our branch. Its the difference between our branch and base branch. Using PR changes can be reviewd before merging to base branch.<text:span text:style-name="T44">]</text:span></text:p>
      <text:p text:style-name="P45"/>
      <text:p text:style-name="P45"/>
      <text:p text:style-name="P45"/>
      <text:p text:style-name="P15">Updating locale repo</text:p>
      <text:p text:style-name="P15"/>
      <text:p text:style-name="P52">[need to update locale master branch before start working on new changes / before creating new branch off master]</text:p>
      <text:p text:style-name="P49"/>
      <text:p text:style-name="P49">$ git checkout master</text:p>
      <text:p text:style-name="P50">$ git fetch <text:tab/><text:tab/><text:tab/><text:tab/>[check what changes are available in remote <text:span text:style-name="T47">master branch</text:span>]</text:p>
      <text:p text:style-name="P50">$ git <text:span text:style-name="T45">merge</text:span> <text:tab/><text:tab/><text:tab/><text:tab/>[<text:span text:style-name="T46">copy changes from remote branch to locale branch</text:span>]</text:p>
      <text:p text:style-name="P51">$ git pull <text:span text:style-name="T54">origin master</text:span><text:tab/><text:tab/>[<text:span text:style-name="T46">pull = fetch + merge</text:span>]</text:p>
      <text:p text:style-name="P49"/>
      <text:p text:style-name="P4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Git Merge</text:p>
      <text:p text:style-name="P18"/>
      <text:p text:style-name="P54">[Use to combine two branches. <text:span text:style-name="T55">Example merge feature branch into master</text:span>]</text:p>
      <text:p text:style-name="P54"/>
      <text:p text:style-name="P54"><text:span text:style-name="T19">Ref - </text:span><text:a xlink:type="simple" xlink:href="https://medium.com/mindorks/understanding-git-merge-git-rebase-88e2afd42671" text:style-name="Internet_20_link" text:visited-style-name="Visited_20_Internet_20_Link"><text:span text:style-name="T17">https://medium.com/mindorks/understanding-git-merge-git-rebase-88e2afd42671</text:span></text:a><text:span text:style-name="T17"> </text:span></text:p>
      <text:p text:style-name="P54"/>
      <text:p text:style-name="P55">$ git checkout master</text:p>
      <text:p text:style-name="P55">$ git merge <text:span text:style-name="T57">feature-branch</text:span></text:p>
      <text:p text:style-name="P17"/>
      <text:p text:style-name="P17">Fast Forward Merge</text:p>
      <text:p text:style-name="P67"/>
      <text:list xml:id="list120206269" text:style-name="L1">
        <text:list-item>
          <text:p text:style-name="P80">If the master branch has not <text:span text:style-name="T65">progressed while you are working on new feature</text:span></text:p>
        </text:list-item>
        <text:list-item>
          <text:p text:style-name="P81"><text:span text:style-name="T66">T</text:span>here is a linear path between branches that you want to merge</text:p>
        </text:list-item>
        <text:list-item>
          <text:p text:style-name="P80"><text:span text:style-name="T65">I</text:span>nstead of creating a new commit, it will just point master to the latest commit of the <text:span text:style-name="T72">feature</text:span> branch</text:p>
        </text:list-item>
      </text:list>
      <text:p text:style-name="P17"/>
      <text:p text:style-name="P36">Three-way Merge</text:p>
      <text:p text:style-name="P36"/>
      <text:list xml:id="list3554843647" text:style-name="L2">
        <text:list-item>
          <text:p text:style-name="P82">If the master branch has <text:span text:style-name="T65">progressed while you are working on new feature</text:span></text:p>
        </text:list-item>
        <text:list-item>
          <text:p text:style-name="P82"><text:span text:style-name="T66">T</text:span>here is <text:span text:style-name="T66">NOT </text:span>a linear path between branches that you want to merge</text:p>
        </text:list-item>
        <text:list-item>
          <text:p text:style-name="P83">New Merge Commit is created to tie together two branches</text:p>
        </text:list-item>
      </text:list>
      <text:p text:style-name="P17"><text:tab/></text:p>
      <text:p text:style-name="P17"/>
      <text:p text:style-name="P17">Merge Conflicts</text:p>
      <text:p text:style-name="P17"/>
      <text:p text:style-name="P63">Scenario – <text:span text:style-name="T67">Merge conflicts in two locale branches</text:span></text:p>
      <text:p text:style-name="P63"/>
      <text:p text:style-name="P65"><text:span text:style-name="T70">1. </text:span>Firstly, you created a new file named “first.txt” in the master branc<text:span text:style-name="T73">h</text:span></text:p>
      <text:p text:style-name="P65"><text:span text:style-name="T70">2. </text:span>Now, you created another branch named ‘<text:span text:style-name="T70">feature-branch</text:span>’ and modify the first.txt file and commit it</text:p>
      <text:p text:style-name="P65"><text:span text:style-name="T70">3. </text:span>Now, you again switched to the master branch and again modify the first.txt file and commit it</text:p>
      <text:p text:style-name="P63"/>
      <text:list xml:id="list517366867" text:style-name="L3">
        <text:list-item>
          <text:p text:style-name="P87">$ git checkout master</text:p>
        </text:list-item>
        <text:list-item>
          <text:p text:style-name="P88">$ git merge feature-branch<text:tab/><text:tab/><text:tab/><text:tab/><text:span text:style-name="T71">[conflict error]</text:span></text:p>
        </text:list-item>
        <text:list-item>
          <text:p text:style-name="P88">$ nano <text:span text:style-name="T70">first.txt</text:span><text:tab/><text:tab/><text:tab/><text:tab/><text:tab/><text:tab/>[edit file to resolve conflicts]</text:p>
        </text:list-item>
        <text:list-item>
          <text:p text:style-name="P89">$ git add <text:span text:style-name="T70">first.txt</text:span></text:p>
        </text:list-item>
        <text:list-item>
          <text:p text:style-name="P90">$ git commit -m “merged <text:span text:style-name="T67">feature-branch</text:span>”<text:tab/><text:tab/>[creates merge commit]</text:p>
        </text:list-item>
      </text:list>
      <text:p text:style-name="P63"/>
      <text:p text:style-name="P17"/>
      <text:p text:style-name="P62">Scenario – <text:span text:style-name="T53">When two devs are working on same file [remote branches]</text:span></text:p>
      <text:p text:style-name="P17"/>
      <text:p text:style-name="P68">1. Dev #1 creat<text:span text:style-name="T50">es branch off master and change test.py file</text:span></text:p>
      <text:p text:style-name="P69">2. <text:span text:style-name="T49">Dev #</text:span>2<text:span text:style-name="T49"> creat</text:span>es branch off master and change test.py file</text:p>
      <text:p text:style-name="P69">3. Dev #1 creates PR to origin master</text:p>
      <text:p text:style-name="P69">4. Dev #2 creates PR to origin master</text:p>
      <text:p text:style-name="P69">5. PR for Dev #1 gets merged <text:span text:style-name="T52">into origin/master </text:span>but PR of Dev #2 <text:span text:style-name="T51">has merge conflicts [This is because Dev #2 PR don’t have changes made by dev 1]</text:span></text:p>
      <text:p text:style-name="P70">6. Dev #2 needs to Pull latest code from origin/master into his branch, Resolve merge conflicts and create new PR</text:p>
      <text:p text:style-name="P56"/>
      <text:p text:style-name="P64">How to resolve merge conflicts [Dev #2]</text:p>
      <text:p text:style-name="P64"/>
      <text:list xml:id="list1134486298" text:style-name="L4">
        <text:list-item>
          <text:p text:style-name="P91">$ git pull origin master <text:tab/><text:tab/>[pull latest code from origin/master in your branch, <text:span text:style-name="T71">conflict error</text:span>]</text:p>
        </text:list-item>
        <text:list-item>
          <text:p text:style-name="P92">$ nano test.py<text:tab/><text:tab/><text:tab/><text:tab/><text:tab/>[edit file to resolve conflicts]</text:p>
        </text:list-item>
        <text:list-item>
          <text:p text:style-name="P94">$ git add .</text:p>
        </text:list-item>
        <text:list-item>
          <text:p text:style-name="P95">$ git commit -<text:span text:style-name="T73">m</text:span> <text:span text:style-name="T68">“merged feature-branch”<text:tab/>[creates merge commit]</text:span></text:p>
        </text:list-item>
        <text:list-item>
          <text:p text:style-name="P95">$ git push <text:span text:style-name="T69">origin feature-branch <text:tab/><text:tab/>[then m</text:span>erge Updated Pull Request in origin/master<text:span text:style-name="T70">]</text:span></text:p>
        </text:list-item>
      </text:list>
      <text:p text:style-name="P66"><text:soft-page-break/></text:p>
      <text:p text:style-name="P19">Gir Rebase</text:p>
      <text:p text:style-name="P19"/>
      <text:p text:style-name="P57">- What rebase will do is take all of the commits on your feature branch and move them on top of the master commits</text:p>
      <text:p text:style-name="P57">- To maintain clean and linear project history</text:p>
      <text:p text:style-name="P57">- Avoid creating new merge conflicts</text:p>
      <text:p text:style-name="P57"/>
      <text:p text:style-name="P71">$ git checkout <text:span text:style-name="T74">feature</text:span></text:p>
      <text:p text:style-name="P71">$ git <text:span text:style-name="T74">rebase</text:span> <text:span text:style-name="T58">master</text:span></text:p>
      <text:p text:style-name="P96"/>
      <text:p text:style-name="P96">This moves the entire feature branch to begin on the tip of the master branch, effectively incorporating all of the new commits in master </text:p>
      <text:p text:style-name="P57"/>
      <text:p text:style-name="P20">Git Rebase Workflow</text:p>
      <text:p text:style-name="P20"/>
      <text:p text:style-name="P59">Rebase on origin/master before creating pull request</text:p>
      <text:p text:style-name="P57"/>
      <text:p text:style-name="P72">1. $ git checkout -b feature</text:p>
      <text:p text:style-name="P72">2. $ git add .</text:p>
      <text:p text:style-name="P72">3. $ git <text:span text:style-name="T75">commit -m “make some changes”</text:span></text:p>
      <text:p text:style-name="P74">4. $ git pull --rebase origin master<text:tab/><text:tab/><text:tab/><text:span text:style-name="T76">[pull latest code from origin/master in your branch]</text:span></text:p>
      <text:p text:style-name="P58">5. <text:span text:style-name="T21">$ nano test.py<text:tab/><text:tab/><text:tab/><text:tab/><text:tab/></text:span><text:span text:style-name="T22">[resolve merge conflicts if any]</text:span></text:p>
      <text:p text:style-name="P97">6. $ git add .</text:p>
      <text:p text:style-name="P97">7. $ git rebase --continue</text:p>
      <text:p text:style-name="P97">8. $ git push --force-with-lease</text:p>
      <text:p text:style-name="P59"><text:span text:style-name="T20">9. </text:span><text:span text:style-name="T23">Go to github and merge PR using “Rebase and Merge” option</text:span></text:p>
      <text:p text:style-name="P99"/>
      <text:p text:style-name="P99"/>
      <text:p text:style-name="P37"><text:span text:style-name="T59">M</text:span><text:span text:style-name="T56">erge Vs Rebase workflow</text:span></text:p>
      <text:p text:style-name="P103"/>
      <text:p text:style-name="P10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6">$ git checkout master</text:p>
          </table:table-cell>
          <table:table-cell table:style-name="Table1.B1" office:value-type="string">
            <text:p text:style-name="P76">$ git checkout master</text:p>
          </table:table-cell>
        </table:table-row>
        <table:table-row>
          <table:table-cell table:style-name="Table1.A2" office:value-type="string">
            <text:p text:style-name="P76">$ git pull origin master</text:p>
          </table:table-cell>
          <table:table-cell table:style-name="Table1.B2" office:value-type="string">
            <text:p text:style-name="P76">$ git pull origin master</text:p>
          </table:table-cell>
        </table:table-row>
        <table:table-row>
          <table:table-cell table:style-name="Table1.A2" office:value-type="string">
            <text:p text:style-name="P73">$ git checkout -b feature</text:p>
          </table:table-cell>
          <table:table-cell table:style-name="Table1.B2" office:value-type="string">
            <text:p text:style-name="P73">$ git checkout -b feature</text:p>
          </table:table-cell>
        </table:table-row>
        <table:table-row>
          <table:table-cell table:style-name="Table1.A2" office:value-type="string">
            <text:p text:style-name="P73">$ git add .</text:p>
          </table:table-cell>
          <table:table-cell table:style-name="Table1.B2" office:value-type="string">
            <text:p text:style-name="P73">$ git add .</text:p>
          </table:table-cell>
        </table:table-row>
        <table:table-row>
          <table:table-cell table:style-name="Table1.A2" office:value-type="string">
            <text:p text:style-name="P73">$ git <text:span text:style-name="T75">commit -m “make some changes”<text:tab/></text:span></text:p>
          </table:table-cell>
          <table:table-cell table:style-name="Table1.B2" office:value-type="string">
            <text:p text:style-name="P73">$ git <text:span text:style-name="T75">commit -m “make some changes”<text:tab/></text:span></text:p>
          </table:table-cell>
        </table:table-row>
        <table:table-row>
          <table:table-cell table:style-name="Table1.A2" office:value-type="string">
            <text:p text:style-name="P84">$ git push -u origin feature</text:p>
          </table:table-cell>
          <table:table-cell table:style-name="Table1.B2" office:value-type="string">
            <text:p text:style-name="P84">$ git push -u origin feature</text:p>
          </table:table-cell>
        </table:table-row>
        <table:table-row>
          <table:table-cell table:style-name="Table1.A2" office:value-type="string">
            <text:p text:style-name="P85">Create PR. </text:p>
          </table:table-cell>
          <table:table-cell table:style-name="Table1.B2" office:value-type="string">
            <text:p text:style-name="P85">Rebase on origin/master before creating PR</text:p>
          </table:table-cell>
        </table:table-row>
        <table:table-row>
          <table:table-cell table:style-name="Table1.A2" office:value-type="string">
            <text:p text:style-name="P85">If merge conflicts - Go to locale feature branch</text:p>
          </table:table-cell>
          <table:table-cell table:style-name="Table1.B2" office:value-type="string">
            <text:p text:style-name="P86">Go to locale feature branch</text:p>
          </table:table-cell>
        </table:table-row>
        <table:table-row>
          <table:table-cell table:style-name="Table1.A2" office:value-type="string">
            <text:p text:style-name="P93">$ git pull origin master</text:p>
          </table:table-cell>
          <table:table-cell table:style-name="Table1.B2" office:value-type="string">
            <text:p text:style-name="P75">$ git pull --rebase origin master<text:tab/></text:p>
          </table:table-cell>
        </table:table-row>
        <table:table-row>
          <table:table-cell table:style-name="Table1.A2" office:value-type="string">
            <text:p text:style-name="P93">$ nano test.py</text:p>
          </table:table-cell>
          <table:table-cell table:style-name="Table1.B2" office:value-type="string">
            <text:p text:style-name="P33"><text:span text:style-name="T21">$ nano test.py<text:tab/></text:span><text:span text:style-name="T27">[resolve merge conflicts if any]</text:span></text:p>
          </table:table-cell>
        </table:table-row>
        <table:table-row>
          <table:table-cell table:style-name="Table1.A2" office:value-type="string">
            <text:p text:style-name="P98">$ git add .</text:p>
          </table:table-cell>
          <table:table-cell table:style-name="Table1.B2" office:value-type="string">
            <text:p text:style-name="P102">$ git add .</text:p>
          </table:table-cell>
        </table:table-row>
        <table:table-row>
          <table:table-cell table:style-name="Table1.A2" office:value-type="string">
            <text:p text:style-name="P34"><text:span text:style-name="T24">$ git commit -</text:span><text:span text:style-name="T25">m</text:span><text:span text:style-name="T24"> </text:span><text:span text:style-name="T26">“merged feature branch”</text:span></text:p>
          </table:table-cell>
          <table:table-cell table:style-name="Table1.B2" office:value-type="string">
            <text:p text:style-name="P34"><text:span text:style-name="T20">$ git rebase --continue </text:span><text:span text:style-name="T28">[can change commit msg]</text:span></text:p>
          </table:table-cell>
        </table:table-row>
        <table:table-row>
          <table:table-cell table:style-name="Table1.A2" office:value-type="string">
            <text:p text:style-name="P77"><text:span text:style-name="T62">$ git push </text:span><text:span text:style-name="T63">origin feature</text:span></text:p>
          </table:table-cell>
          <table:table-cell table:style-name="Table1.B2" office:value-type="string">
            <text:p text:style-name="P98">$ git push --force-with-lease</text:p>
          </table:table-cell>
        </table:table-row>
        <table:table-row>
          <table:table-cell table:style-name="Table1.A2" office:value-type="string">
            <text:p text:style-name="P100">Go to github</text:p>
          </table:table-cell>
          <table:table-cell table:style-name="Table1.B2" office:value-type="string">
            <text:p text:style-name="P77"><text:span text:style-name="T60">Go to github </text:span><text:span text:style-name="T64">and Create PR</text:span></text:p>
          </table:table-cell>
        </table:table-row>
        <table:table-row>
          <table:table-cell table:style-name="Table1.A2" office:value-type="string">
            <text:p text:style-name="P78"><text:span text:style-name="T61">M</text:span><text:span text:style-name="T60">erge PR using “Merge” option</text:span></text:p>
          </table:table-cell>
          <table:table-cell table:style-name="Table1.B2" office:value-type="string">
            <text:p text:style-name="P78"><text:span text:style-name="T61">M</text:span><text:span text:style-name="T60">erge PR using “Rebase and Merge” option</text:span></text:p>
          </table:table-cell>
        </table:table-row>
      </table:table>
      <text:p text:style-name="P103"/>
      <text:p text:style-name="P103"/>
      <text:p text:style-name="P101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5:46:17.848081686</meta:creation-date>
    <dc:date>2021-02-04T21:09:07.757178169</dc:date>
    <meta:editing-duration>P44DT2H7M12S</meta:editing-duration>
    <meta:editing-cycles>65</meta:editing-cycles>
    <meta:generator>LibreOffice/6.0.7.3$Linux_X86_64 LibreOffice_project/00m0$Build-3</meta:generator>
    <meta:document-statistic meta:table-count="1" meta:image-count="0" meta:object-count="0" meta:page-count="6" meta:paragraph-count="168" meta:word-count="1219" meta:character-count="6996" meta:non-whitespace-character-count="5900"/>
  </office:meta>
</office:document-meta>
</file>